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shrink-to-fit" fo:min-height="3.423cm" fo:min-width="22.295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fo:min-height="2.546cm" fo:min-width="22.295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32pt" style:font-size-complex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 style:font-size-asian="32pt" style:font-size-complex="32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32pt" style:font-size-complex="32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name-complex="Consolas" style:font-size-complex="25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2.206cm" svg:x="1.899cm" svg:y="1.524cm" presentation:class="title" presentation:user-transformed="true">
          <draw:text-box>
            <text:p text:style-name="P1"><text:span text:style-name="T1">Python Version Check</text:span></text:p>
          </draw:text-box>
        </draw:frame>
        <draw:frame draw:name="Subtitle 2" presentation:style-name="pr2" draw:text-style-name="P4" draw:layer="layout" svg:width="22.802cm" svg:height="6.676cm" svg:x="1.299cm" svg:y="4.524cm" presentation:class="subtitle" presentation:user-transformed="true">
          <draw:text-box>
            <text:p text:style-name="P3"><text:span text:style-name="T2">Code to check if your program is not attempting to be run on an old version of python that doesn’t support your program. Your code will then report <text:s/>the problem and exit.</text:span></text:p>
            <text:p text:style-name="P3"><text:span text:style-name="T2">An example of list comprehension.</text:span></text:p>
          </draw:text-box>
        </draw:frame>
        <draw:custom-shape draw:name="Subtitle 2" draw:style-name="gr1" draw:text-style-name="P6" draw:layer="layout" svg:width="22.802cm" svg:height="4.867cm" svg:x="1.722cm" svg:y="12.625cm">
          <text:p text:style-name="P5"><text:span text:style-name="T3">Hamilton Python Users Group</text:span></text:p>
          <text:p text:style-name="P5"><text:span text:style-name="T3">Ian Stewart.</text:span></text:p>
          <text:p text:style-name="P5"><text:span text:style-name="T3">May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4" draw:text-style-name="P2" draw:layer="layout" svg:width="21.589cm" svg:height="1.599cm" svg:x="1.899cm" svg:y="0.524cm" presentation:class="title" presentation:user-transformed="true">
          <draw:text-box>
            <text:p text:style-name="P1"><text:span text:style-name="T1">Python Version Check</text:span></text:p>
          </draw:text-box>
        </draw:frame>
        <draw:frame draw:name="Subtitle 2" presentation:style-name="pr2" draw:text-style-name="P9" draw:layer="layout" svg:width="22.802cm" svg:height="15.601cm" svg:x="1.299cm" svg:y="2.724cm" presentation:class="subtitle" presentation:user-transformed="true">
          <draw:text-box>
            <text:p text:style-name="P8"><text:span text:style-name="T4">Python version numbering example:</text:span></text:p>
            <text:list text:style-name="L2">
              <text:list-item>
                <text:p text:style-name="P8"><text:span text:style-name="T4">Major <text:s/>- 3</text:span></text:p>
              </text:list-item>
              <text:list-item>
                <text:p text:style-name="P8"><text:span text:style-name="T4">Minor <text:s/>- 6</text:span></text:p>
              </text:list-item>
              <text:list-item>
                <text:p text:style-name="P8"><text:span text:style-name="T4">Micro - 4</text:span></text:p>
              </text:list-item>
              <text:list-item>
                <text:p text:style-name="P8"><text:span text:style-name="T4">Release Type - 240 = 0xf0</text:span></text:p>
              </text:list-item>
            </text:list>
            <text:p text:style-name="P8"><text:span text:style-name="T4"/></text:p>
            <text:p text:style-name="P8"><text:span text:style-name="T4">…</text:span><text:span text:style-name="T4">is Python 3.6.4.240</text:span></text:p>
            <text:p text:style-name="P8"><text:span text:style-name="T4"/></text:p>
            <text:p text:style-name="P8"><text:span text:style-name="T4">Release types:</text:span></text:p>
            <text:p text:style-name="P8"><text:span text:style-name="T4">160 = 0xa0 – Alpha 0</text:span></text:p>
            <text:p text:style-name="P8"><text:span text:style-name="T4">176 = 0xb0 – Beta 0</text:span></text:p>
            <text:p text:style-name="P8"><text:span text:style-name="T4">240 = 0xf0 <text:s/>- Final Rele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Title 1" presentation:style-name="pr4" draw:text-style-name="P2" draw:layer="layout" svg:width="21.589cm" svg:height="1.599cm" svg:x="1.899cm" svg:y="0.524cm" presentation:class="title" presentation:user-transformed="true">
          <draw:text-box>
            <text:p text:style-name="P1"><text:span text:style-name="T1">Using Python’s built-in </text:span><text:span text:style-name="T5">sys</text:span><text:span text:style-name="T1"> module</text:span></text:p>
          </draw:text-box>
        </draw:frame>
        <draw:frame draw:name="Subtitle 2" presentation:style-name="pr2" draw:text-style-name="P9" draw:layer="layout" svg:width="22.802cm" svg:height="1.999cm" svg:x="1.299cm" svg:y="16.526cm" presentation:class="subtitle" presentation:user-transformed="true">
          <draw:text-box>
            <text:p text:style-name="P10"><text:span text:style-name="T4">Extracted string: 3.6.4</text:span></text:p>
          </draw:text-box>
        </draw:frame>
        <draw:custom-shape draw:name="Title 1" draw:style-name="gr3" draw:text-style-name="P2" draw:layer="layout" svg:width="22.295cm" svg:height="1.999cm" svg:x="1.299cm" svg:y="2.324cm">
          <text:p text:style-name="P11"><text:span text:style-name="T6">s</text:span><text:span text:style-name="T6">y</text:span><text:span text:style-name="T6">s</text:span><text:span text:style-name="T6">.</text:span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2" draw:layer="layout" svg:width="23.802cm" svg:height="11cm" svg:x="0.899cm" svg:y="4.924cm">
          <text:p text:style-name="P11"><text:span text:style-name="T7">&gt;&gt;&gt; import sys</text:span></text:p>
          <text:p text:style-name="P11"><text:span text:style-name="T7">&gt;&gt;&gt; sys.version</text:span></text:p>
          <text:p text:style-name="P11"><text:span text:style-name="T7">'3.6.4 (v3.6.4:d48eceb, Dec 19 2017, 06:54:40) [MSC v.1900 64 bit (AMD64)]‘</text:span></text:p>
          <text:p text:style-name="P11"><text:span text:style-name="T7"/></text:p>
          <text:p text:style-name="P11"><text:span text:style-name="T7">&gt;&gt;&gt; sys.version.split()</text:span></text:p>
          <text:p text:style-name="P11"><text:span text:style-name="T7">['3.6.4', '(v3.6.4:d48eceb,', 'Dec', '19', '2017,', '06:54:40)', '[MSC', 'v.1900</text:span></text:p>
          <text:p text:style-name="P11"><text:span text:style-name="T7">', '64', 'bit', '(AMD64)]']</text:span></text:p>
          <text:p text:style-name="P11"><text:span text:style-name="T7"/></text:p>
          <text:p text:style-name="P11"><text:span text:style-name="T7">&gt;&gt;&gt; sys.version.split()[0]</text:span></text:p>
          <text:p text:style-name="P11"><text:span text:style-name="T7">'3.6.4' 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ubtitle 2" presentation:style-name="pr2" draw:text-style-name="P9" draw:layer="layout" svg:width="22.802cm" svg:height="2.999cm" svg:x="1.293cm" svg:y="10.725cm" presentation:class="subtitle" presentation:user-transformed="true">
          <draw:text-box>
            <text:p text:style-name="P10"><text:span text:style-name="T4">0x30604f0 <text:s/>= <text:s/>0x030604f0 <text:s/>= <text:s/>0x 03 06 04 f0</text:span></text:p>
            <text:p text:style-name="P10"><text:span text:style-name="T4">3.6.4.f0 <text:s/>= <text:s/>3.6.4.240</text:span></text:p>
          </draw:text-box>
        </draw:frame>
        <draw:custom-shape draw:name="Title 1" draw:style-name="gr3" draw:text-style-name="P2" draw:layer="layout" svg:width="22.295cm" svg:height="1.399cm" svg:x="1.299cm" svg:y="2.324cm">
          <text:p text:style-name="P11"><text:span text:style-name="T6">sys.hex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2" draw:layer="layout" svg:width="23.802cm" svg:height="5.309cm" svg:x="0.792cm" svg:y="3.815cm">
          <text:p text:style-name="P11"><text:span text:style-name="T7">&gt;&gt;&gt; sys.hexversion</text:span></text:p>
          <text:p text:style-name="P11"><text:span text:style-name="T7">50726128</text:span></text:p>
          <text:p text:style-name="P11"><text:span text:style-name="T7"/></text:p>
          <text:p text:style-name="P11"><text:span text:style-name="T7">&gt;&gt;&gt; hex(sys.hexversion)</text:span></text:p>
          <text:p text:style-name="P11"><text:span text:style-name="T7">'0x30604f0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2" draw:layer="layout" svg:width="21.589cm" svg:height="1.799cm" svg:x="1.899cm" svg:y="0.524cm">
          <text:p text:style-name="P12"><text:span text:style-name="T1">Using Python’s built-in </text:span><text:span text:style-name="T5">sys</text:span><text:span text:style-name="T1">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ubtitle 2" presentation:style-name="pr2" draw:text-style-name="P9" draw:layer="layout" svg:width="22.802cm" svg:height="1.599cm" svg:x="1.293cm" svg:y="16.926cm" presentation:class="subtitle" presentation:user-transformed="true">
          <draw:text-box>
            <text:p text:style-name="P10"><text:span text:style-name="T4">&gt;&gt;&gt; sys.hexversion <text:s/>returns the same value</text:span></text:p>
          </draw:text-box>
        </draw:frame>
        <draw:custom-shape draw:name="Title 1" draw:style-name="gr3" draw:text-style-name="P2" draw:layer="layout" svg:width="22.295cm" svg:height="1.399cm" svg:x="1.299cm" svg:y="2.324cm">
          <text:p text:style-name="P11"><text:span text:style-name="T6">3.6.4.240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2" draw:layer="layout" svg:width="23.802cm" svg:height="13.4cm" svg:x="0.792cm" svg:y="3.354cm">
          <text:p text:style-name="P11"><text:span text:style-name="T7">&gt;&gt;&gt; 3 * 2**24</text:span></text:p>
          <text:p text:style-name="P11"><text:span text:style-name="T7">50331648</text:span></text:p>
          <text:p text:style-name="P11"><text:span text:style-name="T7"/></text:p>
          <text:p text:style-name="P11"><text:span text:style-name="T7">&gt;&gt;&gt; 6 * 2**16</text:span></text:p>
          <text:p text:style-name="P11"><text:span text:style-name="T7">393216</text:span></text:p>
          <text:p text:style-name="P11"><text:span text:style-name="T7"/></text:p>
          <text:p text:style-name="P11"><text:span text:style-name="T7">&gt;&gt;&gt; 4 * 2**8</text:span></text:p>
          <text:p text:style-name="P11"><text:span text:style-name="T7">1024</text:span></text:p>
          <text:p text:style-name="P11"><text:span text:style-name="T7"/></text:p>
          <text:p text:style-name="P11"><text:span text:style-name="T7">&gt;&gt;&gt; 240 * 2**0</text:span></text:p>
          <text:p text:style-name="P11"><text:span text:style-name="T7">240</text:span></text:p>
          <text:p text:style-name="P11"><text:span text:style-name="T7"/></text:p>
          <text:p text:style-name="P11"><text:span text:style-name="T7">&gt;&gt;&gt; 50331648 + 393216 + 1024 + 240</text:span></text:p>
          <text:p text:style-name="P11"><text:span text:style-name="T7">50726128</text:span></text:p>
          <text:p text:style-name="P11"><text:span text:style-name="T7"/></text:p>
          <text:p text:style-name="P11"><text:span text:style-name="T7">&gt;&gt;&gt; sys.hexversion</text:span></text:p>
          <text:p text:style-name="P11"><text:span text:style-name="T7">50726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2" draw:layer="layout" svg:width="21.589cm" svg:height="1.799cm" svg:x="1.899cm" svg:y="0.524cm">
          <text:p text:style-name="P12"><text:span text:style-name="T1">Multiplying the 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Title 1" presentation:style-name="pr4" draw:text-style-name="P2" draw:layer="layout" svg:width="21.589cm" svg:height="1.599cm" svg:x="1.899cm" svg:y="0.524cm" presentation:class="title" presentation:user-transformed="true">
          <draw:text-box>
            <text:p text:style-name="P1"><text:span text:style-name="T1">Splitting the Version string into a List</text:span></text:p>
          </draw:text-box>
        </draw:frame>
        <draw:custom-shape draw:name="Title 1" draw:style-name="gr3" draw:text-style-name="P2" draw:layer="layout" svg:width="24.9cm" svg:height="8.8cm" svg:x="0.499cm" svg:y="2.924cm">
          <text:p text:style-name="P11"><text:span text:style-name="T7">&gt;&gt;&gt; python_min_version = "3.6.4.240"</text:span></text:p>
          <text:p text:style-name="P11"><text:span text:style-name="T7"/></text:p>
          <text:p text:style-name="P11"><text:span text:style-name="T7">&gt;&gt;&gt; min_version_list = python_min_version.split(".")</text:span></text:p>
          <text:p text:style-name="P11"><text:span text:style-name="T7"/></text:p>
          <text:p text:style-name="P11"><text:span text:style-name="T7">&gt;&gt;&gt; print(min_version_list)</text:span></text:p>
          <text:p text:style-name="P11"><text:span text:style-name="T7">['3', '6', '4', '240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Title 1" presentation:style-name="pr4" draw:text-style-name="P2" draw:layer="layout" svg:width="21.589cm" svg:height="1.599cm" svg:x="1.899cm" svg:y="0.524cm" presentation:class="title" presentation:user-transformed="true">
          <draw:text-box>
            <text:p text:style-name="P1"><text:span text:style-name="T1">Multiplying the Values on the List</text:span></text:p>
          </draw:text-box>
        </draw:frame>
        <draw:custom-shape draw:name="Title 1" draw:style-name="gr3" draw:text-style-name="P2" draw:layer="layout" svg:width="24.9cm" svg:height="16.001cm" svg:x="0.499cm" svg:y="2.524cm">
          <text:p text:style-name="P11"><text:span text:style-name="T7">&gt;&gt;&gt; print(min_version_list)</text:span></text:p>
          <text:p text:style-name="P11"><text:span text:style-name="T7">['3', '6', '4', '240']</text:span></text:p>
          <text:p text:style-name="P11"><text:span text:style-name="T7"/></text:p>
          <text:p text:style-name="P11"><text:span text:style-name="T7">&gt;&gt;&gt; for i, j in enumerate(min_version_list):</text:span></text:p>
          <text:p text:style-name="P11"><text:span text:style-name="T7">... <text:s text:c="4"/>print(int(j) * 2**(24 - 8 * i))</text:span></text:p>
          <text:p text:style-name="P11"><text:span text:style-name="T7">...</text:span></text:p>
          <text:p text:style-name="P11"><text:span text:style-name="T7">50331648</text:span></text:p>
          <text:p text:style-name="P11"><text:span text:style-name="T7">393216</text:span></text:p>
          <text:p text:style-name="P11"><text:span text:style-name="T7">1024</text:span></text:p>
          <text:p text:style-name="P11"><text:span text:style-name="T7">240</text:span></text:p>
          <text:p text:style-name="P11"><text:span text:style-name="T7"/></text:p>
          <text:p text:style-name="P11"><text:span text:style-name="T7">&gt;&gt;&gt; 50331648 + 393216 + 1024 + 240</text:span></text:p>
          <text:p text:style-name="P11"><text:span text:style-name="T7">50726128</text:span></text:p>
          <text:p text:style-name="P11"><text:span text:style-name="T7"/></text:p>
          <text:p text:style-name="P11"><text:span text:style-name="T7">&gt;&gt;&gt; hex(50331648 + 393216 + 1024 + 240)</text:span></text:p>
          <text:p text:style-name="P11"><text:span text:style-name="T7">'0x30604f0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Title 1" presentation:style-name="pr4" draw:text-style-name="P2" draw:layer="layout" svg:width="22.802cm" svg:height="2.799cm" svg:x="1.299cm" svg:y="0.524cm" presentation:class="title" presentation:user-transformed="true">
          <draw:text-box>
            <text:p text:style-name="P1"><text:span text:style-name="T1">Iterating through the list, Multiplying the Values, and Summing</text:span></text:p>
          </draw:text-box>
        </draw:frame>
        <draw:custom-shape draw:name="Title 1" draw:style-name="gr3" draw:text-style-name="P2" draw:layer="layout" svg:width="24.9cm" svg:height="11.6cm" svg:x="0.499cm" svg:y="4.124cm">
          <text:p text:style-name="P11"><text:span text:style-name="T7">&gt;&gt;&gt; value = 0</text:span></text:p>
          <text:p text:style-name="P11"><text:span text:style-name="T7">&gt;&gt;&gt; for i, j in enumerate(min_version_list):</text:span></text:p>
          <text:p text:style-name="P11"><text:span text:style-name="T7">... <text:s text:c="4"/>value += int(j) * 2**(24 - 8 * i)</text:span></text:p>
          <text:p text:style-name="P11"><text:span text:style-name="T7">...</text:span></text:p>
          <text:p text:style-name="P11"><text:span text:style-name="T7"/></text:p>
          <text:p text:style-name="P11"><text:span text:style-name="T7">&gt;&gt;&gt; print(value)</text:span></text:p>
          <text:p text:style-name="P11"><text:span text:style-name="T7">50726128</text:span></text:p>
          <text:p text:style-name="P11"><text:span text:style-name="T7"/></text:p>
          <text:p text:style-name="P11"><text:span text:style-name="T7">&gt;&gt;&gt; print(hex(value))</text:span></text:p>
          <text:p text:style-name="P11"><text:span text:style-name="T7">0x30604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Title 1" presentation:style-name="pr4" draw:text-style-name="P2" draw:layer="layout" svg:width="22.802cm" svg:height="2.799cm" svg:x="1.299cm" svg:y="0.524cm" presentation:class="title" presentation:user-transformed="true">
          <draw:text-box>
            <text:p text:style-name="P1"><text:span text:style-name="T1">List comprehension</text:span></text:p>
          </draw:text-box>
        </draw:frame>
        <draw:custom-shape draw:name="Title 1" draw:style-name="gr3" draw:text-style-name="P2" draw:layer="layout" svg:width="24.9cm" svg:height="15.725cm" svg:x="0.499cm" svg:y="3.124cm">
          <text:p text:style-name="P11"><text:span text:style-name="T7">&gt;&gt;&gt;[int(j) * 2**(24 - 8 * i) for i, j in</text:span></text:p>
          <text:p text:style-name="P11"><text:span text:style-name="T7"><text:s text:c="4"/></text:span><text:span text:style-name="T7">enumerate(min_version_list)]</text:span></text:p>
          <text:p text:style-name="P11"><text:span text:style-name="T7"/></text:p>
          <text:p text:style-name="P11"><text:span text:style-name="T7">[50331648, 393216, 1024, 240]</text:span></text:p>
          <text:p text:style-name="P11"><text:span text:style-name="T7"/></text:p>
          <text:p text:style-name="P11"><text:span text:style-name="T7"/></text:p>
          <text:p text:style-name="P11"><text:span text:style-name="T7">&gt;&gt;&gt; sum([int(j) * 2**(24 - 8 * i) for i, j in</text:span></text:p>
          <text:p text:style-name="P11"><text:span text:style-name="T7"><text:s text:c="9"/></text:span><text:span text:style-name="T7">enumerate(min_version_list)])</text:span></text:p>
          <text:p text:style-name="P11"><text:span text:style-name="T7"/></text:p>
          <text:p text:style-name="P11"><text:span text:style-name="T7">50726128</text:span></text:p>
          <text:p text:style-name="P11"><text:span text:style-name="T7"/></text:p>
          <text:p text:style-name="P11"><text:span text:style-name="T7"/></text:p>
          <text:p text:style-name="P11"><text:span text:style-name="T7">&gt;&gt;&gt; hex(sum([int(j) * 2**(24 - 8 * i) for i, j in</text:span></text:p>
          <text:p text:style-name="P11"><text:span text:style-name="T7"><text:s text:c="13"/></text:span><text:span text:style-name="T7">enumerate(min_version_list)]))</text:span></text:p>
          <text:p text:style-name="P11"><text:span text:style-name="T7"/></text:p>
          <text:p text:style-name="P11"><text:span text:style-name="T7">'0x30604f0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Title 1" presentation:style-name="pr4" draw:text-style-name="P2" draw:layer="layout" svg:width="22.802cm" svg:height="2.799cm" svg:x="1.299cm" svg:y="0.524cm" presentation:class="title" presentation:user-transformed="true">
          <draw:text-box>
            <text:p text:style-name="P1"><text:span text:style-name="T1">List Comprehension – Embed split()</text:span></text:p>
          </draw:text-box>
        </draw:frame>
        <draw:custom-shape draw:name="Title 1" draw:style-name="gr3" draw:text-style-name="P2" draw:layer="layout" svg:width="24.9cm" svg:height="8.6cm" svg:x="0.499cm" svg:y="3.124cm">
          <text:p text:style-name="P11"><text:span text:style-name="T7">&gt;&gt;&gt; python_min_version = "3.6.4.240"</text:span></text:p>
          <text:p text:style-name="P11"><text:span text:style-name="T7"/></text:p>
          <text:p text:style-name="P11"><text:span text:style-name="T7">&gt;&gt;&gt; sum([int(j) * 2**(24 - 8 * i) for i, j in</text:span></text:p>
          <text:p text:style-name="P11"><text:span text:style-name="T7"><text:s text:c="9"/></text:span><text:span text:style-name="T7">enumerate(python_min_version.split("."))])</text:span></text:p>
          <text:p text:style-name="P11"><text:span text:style-name="T7"/></text:p>
          <text:p text:style-name="P11"><text:span text:style-name="T7">50726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Title 1" presentation:style-name="pr4" draw:text-style-name="P2" draw:layer="layout" svg:width="22.802cm" svg:height="2.799cm" svg:x="1.299cm" svg:y="0.524cm" presentation:class="title" presentation:user-transformed="true">
          <draw:text-box>
            <text:p text:style-name="P1"><text:span text:style-name="T1">Check min of 3.6.4.f0 on 3.6.4.f0 </text:span></text:p>
          </draw:text-box>
        </draw:frame>
        <draw:custom-shape draw:name="Title 1" draw:style-name="gr3" draw:text-style-name="P2" draw:layer="layout" svg:width="24.9cm" svg:height="12.2cm" svg:x="0.499cm" svg:y="3.124cm">
          <text:p text:style-name="P11"><text:span text:style-name="T7">&gt;&gt;&gt; import sys</text:span></text:p>
          <text:p text:style-name="P11"><text:span text:style-name="T7"/></text:p>
          <text:p text:style-name="P11"><text:span text:style-name="T7">&gt;&gt;&gt; python_min_version = "3.6.4.240"</text:span></text:p>
          <text:p text:style-name="P11"><text:span text:style-name="T7"/></text:p>
          <text:p text:style-name="P11"><text:span text:style-name="T7">&gt;&gt;&gt; if sys.hexversion &lt; sum([int(j) * 2**(24 - 8 * i)</text:span></text:p>
          <text:p text:style-name="P11"><text:span text:style-name="T7"><text:s text:c="6"/></text:span><text:span text:style-name="T7"><text:tab/></text:span><text:span text:style-name="T7"><text:tab/></text:span><text:span text:style-name="T7"> <text:s text:c="2"/></text:span><text:span text:style-name="T7">for i, j in enumerate(</text:span></text:p>
          <text:p text:style-name="P11"><text:span text:style-name="T7"><text:tab/></text:span><text:span text:style-name="T7"><text:tab/></text:span><text:span text:style-name="T7"><text:tab/></text:span><text:span text:style-name="T7"> <text:s text:c="2"/></text:span><text:span text:style-name="T7">python_min_version.split("."))]):</text:span></text:p>
          <text:p text:style-name="P11"><text:span text:style-name="T7"/></text:p>
          <text:p text:style-name="P11"><text:span text:style-name="T7">... <text:s text:c="4"/>sys.exit("Exiting Python version {} is below </text:span></text:p>
          <text:p text:style-name="P11"><text:span text:style-name="T7"><text:s text:c="17"/></text:span><text:span text:style-name="T7">minimum of {}".format(</text:span></text:p>
          <text:p text:style-name="P11"><text:span text:style-name="T7"><text:s text:c="17"/></text:span><text:span text:style-name="T7">sys.version.split()[0], </text:span></text:p>
          <text:p text:style-name="P11"><text:span text:style-name="T7"><text:s text:c="17"/></text:span><text:span text:style-name="T7">python_min_version))</text:span></text:p>
          <text:p text:style-name="P11"><text:span text:style-name="T7">...</text:span></text:p>
          <text:p text:style-name="P11"><text:span text:style-name="T7">&gt;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custom-shape draw:name="Title 1" draw:style-name="gr3" draw:text-style-name="P2" draw:layer="layout" svg:width="24.9cm" svg:height="13.683cm" svg:x="0.249cm" svg:y="3.241cm">
          <text:p text:style-name="P11"><text:span text:style-name="T7">&gt;&gt;&gt; import sys</text:span></text:p>
          <text:p text:style-name="P11"><text:span text:style-name="T7"/></text:p>
          <text:p text:style-name="P11"><text:span text:style-name="T7">&gt;&gt;&gt; python_min_version = "3.6.4.241"</text:span></text:p>
          <text:p text:style-name="P11"><text:span text:style-name="T7"/></text:p>
          <text:p text:style-name="P11"><text:span text:style-name="T7">&gt;&gt;&gt; if sys.hexversion &lt; sum([int(j) * 2**(24 - 8 * i)</text:span></text:p>
          <text:p text:style-name="P11"><text:span text:style-name="T7"><text:s text:c="6"/></text:span><text:span text:style-name="T7"><text:tab/></text:span><text:span text:style-name="T7"><text:tab/></text:span><text:span text:style-name="T7"> <text:s text:c="2"/></text:span><text:span text:style-name="T7">for i, j in enumerate(</text:span></text:p>
          <text:p text:style-name="P11"><text:span text:style-name="T7"><text:tab/></text:span><text:span text:style-name="T7"><text:tab/></text:span><text:span text:style-name="T7"><text:tab/></text:span><text:span text:style-name="T7"> <text:s text:c="2"/></text:span><text:span text:style-name="T7">python_min_version.split("."))]):</text:span></text:p>
          <text:p text:style-name="P11"><text:span text:style-name="T7"/></text:p>
          <text:p text:style-name="P11"><text:span text:style-name="T7">... <text:s text:c="4"/>sys.exit("Exiting Python version {} is below </text:span></text:p>
          <text:p text:style-name="P11"><text:span text:style-name="T7"><text:s text:c="17"/></text:span><text:span text:style-name="T7">minimum of {}".format(</text:span></text:p>
          <text:p text:style-name="P11"><text:span text:style-name="T7"><text:s text:c="17"/></text:span><text:span text:style-name="T7">sys.version.split()[0], </text:span></text:p>
          <text:p text:style-name="P11"><text:span text:style-name="T7"><text:s text:c="17"/></text:span><text:span text:style-name="T7">python_min_version))</text:span></text:p>
          <text:p text:style-name="P11"><text:span text:style-name="T7">...</text:span></text:p>
          <text:p text:style-name="P11"><text:span text:style-name="T7">Exiting Python version 3.6.4 is below minimum of</text:span></text:p>
          <text:p text:style-name="P11"><text:span text:style-name="T7">3.6.4.2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2" draw:layer="layout" svg:width="22.802cm" svg:height="2.799cm" svg:x="1.299cm" svg:y="0.524cm">
          <text:p text:style-name="P12"><text:span text:style-name="T1">Check min of 3.6.4.f1 on 3.6.4.f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custom-shape draw:name="Title 1" draw:style-name="gr3" draw:text-style-name="P2" draw:layer="layout" svg:width="24.9cm" svg:height="13.683cm" svg:x="0.249cm" svg:y="3.324cm">
          <text:p text:style-name="P11"><text:span text:style-name="T7">&gt;&gt;&gt; import sys</text:span></text:p>
          <text:p text:style-name="P11"><text:span text:style-name="T7"/></text:p>
          <text:p text:style-name="P11"><text:span text:style-name="T7">&gt;&gt;&gt; python_min_version = "3.7"</text:span></text:p>
          <text:p text:style-name="P11"><text:span text:style-name="T7"/></text:p>
          <text:p text:style-name="P11"><text:span text:style-name="T7">&gt;&gt;&gt; if sys.hexversion &lt; sum([int(j) * 2**(24 - 8 * i)</text:span></text:p>
          <text:p text:style-name="P11"><text:span text:style-name="T7"><text:s text:c="6"/></text:span><text:span text:style-name="T7"><text:tab/></text:span><text:span text:style-name="T7"><text:tab/></text:span><text:span text:style-name="T7"> <text:s text:c="2"/></text:span><text:span text:style-name="T7">for i, j in enumerate(</text:span></text:p>
          <text:p text:style-name="P11"><text:span text:style-name="T7"><text:tab/></text:span><text:span text:style-name="T7"><text:tab/></text:span><text:span text:style-name="T7"><text:tab/></text:span><text:span text:style-name="T7"> <text:s text:c="2"/></text:span><text:span text:style-name="T7">python_min_version.split("."))]):</text:span></text:p>
          <text:p text:style-name="P11"><text:span text:style-name="T7"/></text:p>
          <text:p text:style-name="P11"><text:span text:style-name="T7">... <text:s text:c="4"/>sys.exit("Exiting Python version {} is below </text:span></text:p>
          <text:p text:style-name="P11"><text:span text:style-name="T7"><text:s text:c="17"/></text:span><text:span text:style-name="T7">minimum of {}".format(</text:span></text:p>
          <text:p text:style-name="P11"><text:span text:style-name="T7"><text:s text:c="17"/></text:span><text:span text:style-name="T7">sys.version.split()[0], </text:span></text:p>
          <text:p text:style-name="P11"><text:span text:style-name="T7"><text:s text:c="17"/></text:span><text:span text:style-name="T7">python_min_version))</text:span></text:p>
          <text:p text:style-name="P11"><text:span text:style-name="T7">...</text:span></text:p>
          <text:p text:style-name="P11"><text:span text:style-name="T7">Exiting Python version 3.6.4 is below minimum of</text:span></text:p>
          <text:p text:style-name="P11"><text:span text:style-name="T7">3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2" draw:layer="layout" svg:width="22.802cm" svg:height="2.799cm" svg:x="1.299cm" svg:y="0.524cm">
          <text:p text:style-name="P12"><text:span text:style-name="T1">Check min of 3.7 on 3.6.4.f0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custom-shape draw:name="Title 1" draw:style-name="gr3" draw:text-style-name="P2" draw:layer="layout" svg:width="22.802cm" svg:height="2.799cm" svg:x="1.299cm" svg:y="0.524cm">
          <text:p text:style-name="P12"><text:span text:style-name="T1">Python Version Che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2" draw:text-style-name="P9" draw:layer="layout" svg:width="23.258cm" svg:height="13cm" svg:x="1.249cm" svg:y="2.924cm" presentation:class="subtitle" presentation:user-transformed="true">
          <draw:text-box>
            <text:p text:style-name="P10"><text:span text:style-name="T4">Summary: </text:span></text:p>
            <text:list text:style-name="L2">
              <text:list-item>
                <text:p text:style-name="P8"><text:span text:style-name="T4">4 x lines of code to check python version.</text:span></text:p>
              </text:list-item>
              <text:list-item>
                <text:p text:style-name="P8"><text:span text:style-name="T4">Can force use of final release and block Alpha and Beta releases. </text:span></text:p>
              </text:list-item>
              <text:list-item>
                <text:p text:style-name="P8"><text:span text:style-name="T4">If using sys.version.split()[0] and reducing to a float. E.g. </text:span><text:span text:style-name="T8">"</text:span><text:span text:style-name="T9">3.6.4</text:span><text:span text:style-name="T8">"</text:span><text:span text:style-name="T9"> to 3.6. <text:s/>There will be a <text:s/>comparison issue when getting to 3.10.</text:span></text:p>
              </text:list-item>
              <text:list-item>
                <text:p text:style-name="P8"><text:span text:style-name="T9">Scare away anyone who starts looking through your code !</text:span></text:p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custom-shape draw:name="Title 1" draw:style-name="gr4" draw:text-style-name="P13" draw:layer="layout" svg:width="22.802cm" svg:height="3.676cm" svg:x="1.299cm" svg:y="0.524cm">
          <text:p text:style-name="P12"><text:span text:style-name="T1">Python Version Check – </text:span></text:p>
          <text:p text:style-name="P12"><text:span text:style-name="T1">Better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2" draw:text-style-name="P9" draw:layer="layout" svg:width="23.258cm" svg:height="9.724cm" svg:x="1.142cm" svg:y="4.2cm" presentation:class="subtitle" presentation:user-transformed="true">
          <draw:text-box>
            <text:p text:style-name="P10"><text:span text:style-name="T4">Lawrence highlighted the use of the sys.version_info method:</text:span></text:p>
            <text:p text:style-name="P10"><text:span text:style-name="T4"><text:s/></text:span></text:p>
            <text:p text:style-name="P8"><text:span text:style-name="T4">&gt;&gt;&gt; import sys</text:span></text:p>
            <text:p text:style-name="P8"><text:span text:style-name="T4">&gt;&gt;&gt; sys.version_info</text:span></text:p>
            <text:p text:style-name="P8"><text:span text:style-name="T4">sys.version_info(major=3, minor=6, micro=3, releaselevel='final', serial=0)</text:span></text:p>
            <text:list text:style-name="L2">
              <text:list-header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custom-shape draw:name="Title 1" draw:style-name="gr4" draw:text-style-name="P13" draw:layer="layout" svg:width="22.802cm" svg:height="3.676cm" svg:x="1.299cm" svg:y="0.524cm">
          <text:p text:style-name="P12"><text:span text:style-name="T1">Python Version Check – </text:span></text:p>
          <text:p text:style-name="P12"><text:span text:style-name="T1">Better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2" draw:text-style-name="P9" draw:layer="layout" svg:width="23.258cm" svg:height="14.4cm" svg:x="1.299cm" svg:y="4.2cm" presentation:class="subtitle" presentation:user-transformed="true">
          <draw:text-box>
            <text:p text:style-name="P8"><text:span text:style-name="T4">&gt;&gt;&gt; hex(sys.hexversion)</text:span></text:p>
            <text:p text:style-name="P8"><text:span text:style-name="T4">'0x30603f0'</text:span></text:p>
            <text:p text:style-name="P8"><text:span text:style-name="T4">&gt;&gt;&gt; sys.version</text:span></text:p>
            <text:p text:style-name="P8"><text:span text:style-name="T4">'3.6.3 (default, Oct <text:s/>3 2017, 21:45:48) \n[GCC 7.2.0]' </text:span></text:p>
            <text:p text:style-name="P8"><text:span text:style-name="T4"/></text:p>
            <text:p text:style-name="P8"><text:span text:style-name="T4">&gt;&gt;&gt; sys.version_info == (3, 6, 3, 'final', 0)</text:span></text:p>
            <text:p text:style-name="P8"><text:span text:style-name="T4">True</text:span></text:p>
            <text:p text:style-name="P8"><text:span text:style-name="T4">&gt;&gt;&gt; sys.version_info == (3, 6, 3, 'final', 1)</text:span></text:p>
            <text:p text:style-name="P8"><text:span text:style-name="T4">False</text:span></text:p>
            <text:p text:style-name="P8"><text:span text:style-name="T4">&gt;&gt;&gt; sys.version_info == (3, 6, 4, 'final', 1)</text:span></text:p>
            <text:p text:style-name="P8"><text:span text:style-name="T4">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custom-shape draw:name="Title 1" draw:style-name="gr4" draw:text-style-name="P13" draw:layer="layout" svg:width="22.802cm" svg:height="3.676cm" svg:x="1.299cm" svg:y="0.524cm">
          <text:p text:style-name="P12"><text:span text:style-name="T1">Python Version Check – </text:span></text:p>
          <text:p text:style-name="P12"><text:span text:style-name="T1">Better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2" draw:text-style-name="P9" draw:layer="layout" svg:width="23.258cm" svg:height="12.2cm" svg:x="1.142cm" svg:y="4.6cm" presentation:class="subtitle" presentation:user-transformed="true">
          <draw:text-box>
            <text:p text:style-name="P8"><text:span text:style-name="T4">&gt;&gt;&gt; if sys.version_info &lt; (3, 6, 3, 'final', 1):</text:span></text:p>
            <text:p text:style-name="P8"><text:span text:style-name="T4">... <text:s text:c="4"/>sys.exit("You need V3.6.3.f1. Exiting...")</text:span></text:p>
            <text:p text:style-name="P8"><text:span text:style-name="T4">... </text:span></text:p>
            <text:p text:style-name="P8"><text:span text:style-name="T4">You need V3.6.3.f1. Exiting...</text:span></text:p>
            <text:p text:style-name="P8"><text:span text:style-name="T4"/></text:p>
            <text:p text:style-name="P8"><text:span text:style-name="T4">&gt;&gt;&gt; if sys.version_info &lt; (3, 7, 0, 'final', 0):</text:span></text:p>
            <text:p text:style-name="P8"><text:span text:style-name="T4">... <text:s text:c="4"/>sys.exit("You need V3.7.0.f0 Exiting...")</text:span></text:p>
            <text:p text:style-name="P8"><text:span text:style-name="T4">... </text:span></text:p>
            <text:p text:style-name="P8"><text:span text:style-name="T4">You need V3.7.0.f0 Exiting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custom-shape draw:name="Title 1" draw:style-name="gr4" draw:text-style-name="P13" draw:layer="layout" svg:width="22.802cm" svg:height="3.676cm" svg:x="1.299cm" svg:y="0.524cm">
          <text:p text:style-name="P12"><text:span text:style-name="T1">Python Version Che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5" draw:text-style-name="P13" draw:layer="layout" svg:width="22.802cm" svg:height="2.799cm" svg:x="1.706cm" svg:y="15.326cm">
          <text:p text:style-name="P12"><text:span text:style-name="T1">__end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5-15">15/05/18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ython Version Check</dc:title>
    <meta:initial-creator>User</meta:initial-creator>
    <meta:editing-cycles>21</meta:editing-cycles>
    <meta:creation-date>2018-01-27T02:56:59</meta:creation-date>
    <dc:date>2018-05-15T16:23:29.119354483</dc:date>
    <meta:editing-duration>PT2H20M46S</meta:editing-duration>
    <meta:generator>LibreOffice/5.4.1.2$Linux_X86_64 LibreOffice_project/40m0$Build-2</meta:generator>
    <meta:document-statistic meta:object-count="10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